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20.16mm"/>
    </style:style>
    <style:style style:name="co35" style:family="table-column">
      <style:table-column-properties fo:break-before="auto" style:column-width="49.48mm"/>
    </style:style>
    <style:style style:name="co36" style:family="table-column">
      <style:table-column-properties fo:break-before="auto" style:column-width="15.72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13.62mm"/>
    </style:style>
    <style:style style:name="co39" style:family="table-column">
      <style:table-column-properties fo:break-before="auto" style:column-width="51.08mm"/>
    </style:style>
    <style:style style:name="co40" style:family="table-column">
      <style:table-column-properties fo:break-before="auto" style:column-width="50.57mm"/>
    </style:style>
    <style:style style:name="co41" style:family="table-column">
      <style:table-column-properties fo:break-before="auto" style:column-width="19.1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45.31mm"/>
    </style:style>
    <style:style style:name="co45" style:family="table-column">
      <style:table-column-properties fo:break-before="auto" style:column-width="44.54mm"/>
    </style:style>
    <style:style style:name="co46" style:family="table-column">
      <style:table-column-properties fo:break-before="auto" style:column-width="43.66mm"/>
    </style:style>
    <style:style style:name="co47" style:family="table-column">
      <style:table-column-properties fo:break-before="auto" style:column-width="43.39mm"/>
    </style:style>
    <style:style style:name="co48" style:family="table-column">
      <style:table-column-properties fo:break-before="auto" style:column-width="22mm"/>
    </style:style>
    <style:style style:name="co49" style:family="table-column">
      <style:table-column-properties fo:break-before="auto" style:column-width="24.09mm"/>
    </style:style>
    <style:style style:name="co50" style:family="table-column">
      <style:table-column-properties fo:break-before="auto" style:column-width="24.89mm"/>
    </style:style>
    <style:style style:name="co51" style:family="table-column">
      <style:table-column-properties fo:break-before="auto" style:column-width="43.74mm"/>
    </style:style>
    <style:style style:name="co52" style:family="table-column">
      <style:table-column-properties fo:break-before="auto" style:column-width="27.23mm"/>
    </style:style>
    <style:style style:name="co53" style:family="table-column">
      <style:table-column-properties fo:break-before="auto" style:column-width="19.9mm"/>
    </style:style>
    <style:style style:name="co54" style:family="table-column">
      <style:table-column-properties fo:break-before="auto" style:column-width="47.15mm"/>
    </style:style>
    <style:style style:name="co55" style:family="table-column">
      <style:table-column-properties fo:break-before="auto" style:column-width="45.58mm"/>
    </style:style>
    <style:style style:name="co56" style:family="table-column">
      <style:table-column-properties fo:break-before="auto" style:column-width="21.96mm"/>
    </style:style>
    <style:style style:name="co57" style:family="table-column">
      <style:table-column-properties fo:break-before="auto" style:column-width="5.56mm"/>
    </style:style>
    <style:style style:name="co58" style:family="table-column">
      <style:table-column-properties fo:break-before="auto" style:column-width="15.35mm"/>
    </style:style>
    <style:style style:name="co59" style:family="table-column">
      <style:table-column-properties fo:break-before="auto" style:column-width="18.79mm"/>
    </style:style>
    <style:style style:name="co60" style:family="table-column">
      <style:table-column-properties fo:break-before="auto" style:column-width="17.73mm"/>
    </style:style>
    <style:style style:name="co61" style:family="table-column">
      <style:table-column-properties fo:break-before="auto" style:column-width="16.93mm"/>
    </style:style>
    <style:style style:name="co62" style:family="table-column">
      <style:table-column-properties fo:break-before="auto" style:column-width="18.26mm"/>
    </style:style>
    <style:style style:name="co63" style:family="table-column">
      <style:table-column-properties fo:break-before="auto" style:column-width="30.13mm"/>
    </style:style>
    <style:style style:name="co64" style:family="table-column">
      <style:table-column-properties fo:break-before="auto" style:column-width="29.86mm"/>
    </style:style>
    <style:style style:name="co65" style:family="table-column">
      <style:table-column-properties fo:break-before="auto" style:column-width="82.29mm"/>
    </style:style>
    <style:style style:name="co66" style:family="table-column">
      <style:table-column-properties fo:break-before="auto" style:column-width="20.11mm"/>
    </style:style>
    <style:style style:name="co67" style:family="table-column">
      <style:table-column-properties fo:break-before="auto" style:column-width="12.96mm"/>
    </style:style>
    <style:style style:name="co68" style:family="table-column">
      <style:table-column-properties fo:break-before="auto" style:column-width="21.17mm"/>
    </style:style>
    <style:style style:name="co69" style:family="table-column">
      <style:table-column-properties fo:break-before="auto" style:column-width="74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41">
      <style:table-cell-properties fo:border="0.06pt solid #000000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41"/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100"/>
    <style:style style:name="ce65" style:family="table-cell" style:parent-style-name="Default" style:data-style-name="N0">
      <style:table-cell-properties fo:border="none"/>
    </style:style>
    <style:style style:name="ce66" style:family="table-cell" style:parent-style-name="Default" style:data-style-name="N41">
      <style:table-cell-properties fo:border="none"/>
    </style:style>
    <style:style style:name="ce6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4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6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7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8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0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1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2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3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4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5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6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7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8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9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0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2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94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9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9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97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98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99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00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10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10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103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59"/>
        <table:table-column table:style-name="co2" table:default-cell-style-name="ce59"/>
        <table:table-column table:style-name="co3" table:default-cell-style-name="ce59"/>
        <table:table-column table:style-name="co1" table:default-cell-style-name="ce59"/>
        <table:table-column table:style-name="co4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F13]+[.F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F13]+[.F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F13]+[.F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F13]+[.F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F13]+[.F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59"/>
        <table:table-column table:style-name="co6" table:default-cell-style-name="ce59"/>
        <table:table-column table:style-name="co7" table:default-cell-style-name="ce59"/>
        <table:table-column table:style-name="co1" table:default-cell-style-name="ce59"/>
        <table:table-column table:style-name="co8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59"/>
        <table:table-column table:style-name="co1" table:default-cell-style-name="ce59"/>
        <table:table-column table:style-name="co10" table:default-cell-style-name="ce59"/>
        <table:table-column table:style-name="co11" table:default-cell-style-name="ce59"/>
        <table:table-column table:style-name="co1" table:default-cell-style-name="ce59"/>
        <table:table-column table:style-name="co12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67" table:number-columns-repeated="2"/>
          <table:table-cell table:number-columns-repeated="5"/>
          <table:table-cell table:style-name="Default"/>
          <table:table-cell/>
          <table:table-cell table:style-name="ce57"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20M00S" calcext:value-type="time">
            <text:p>00:2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13]+[.$F$14]" office:value-type="time" office:time-value="PT09H23M00S" calcext:value-type="time">
            <text:p>09:23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13]+[.$F$14]" office:value-type="time" office:time-value="PT09H46M00S" calcext:value-type="time">
            <text:p>09:46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13]+[.$F$14]" office:value-type="time" office:time-value="PT10H09M00S" calcext:value-type="time">
            <text:p>10:09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3]+[.$F$14]" office:value-type="time" office:time-value="PT10H32M00S" calcext:value-type="time">
            <text:p>10:32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13]+[.$F$14]" office:value-type="time" office:time-value="PT10H55M00S" calcext:value-type="time">
            <text:p>10:5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3]+[.$F$14]" office:value-type="time" office:time-value="PT11H18M00S" calcext:value-type="time">
            <text:p>11:18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3]+[.$F$14]" office:value-type="time" office:time-value="PT11H41M00S" calcext:value-type="time">
            <text:p>11:41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3]+[.$F$14]" office:value-type="time" office:time-value="PT12H04M00S" calcext:value-type="time">
            <text:p>12:04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3]+[.$F$14]" office:value-type="time" office:time-value="PT12H27M00S" calcext:value-type="time">
            <text:p>12:27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/>
          <table:table-cell table:style-name="ce56" table:number-columns-repeated="3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8]" office:value-type="time" office:time-value="PT09H00M00S" calcext:value-type="time">
            <text:p>09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29]+[.$F$13]+[.$F$14]" office:value-type="time" office:time-value="PT09H23M00S" calcext:value-type="time">
            <text:p>09:23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" office:value-type="time" office:time-value="PT09H23M00S" calcext:value-type="time">
            <text:p>09:23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+[.$F$13]+[.$F$14]" office:value-type="time" office:time-value="PT09H46M00S" calcext:value-type="time">
            <text:p>09:46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" office:value-type="time" office:time-value="PT09H46M00S" calcext:value-type="time">
            <text:p>09:46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+[.$F$13]+[.$F$14]" office:value-type="time" office:time-value="PT10H09M00S" calcext:value-type="time">
            <text:p>10:09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4]" office:value-type="time" office:time-value="PT10H09M00S" calcext:value-type="time">
            <text:p>10:09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+[.$F$13]+[.$F$14]" office:value-type="time" office:time-value="PT10H32M00S" calcext:value-type="time">
            <text:p>10:32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6]" office:value-type="time" office:time-value="PT10H32M00S" calcext:value-type="time">
            <text:p>10:32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7]+[.$F$13]+[.$F$14]" office:value-type="time" office:time-value="PT10H55M00S" calcext:value-type="time">
            <text:p>10:5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8]" office:value-type="time" office:time-value="PT10H55M00S" calcext:value-type="time">
            <text:p>10:5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39]+[.$F$13]+[.$F$14]" office:value-type="time" office:time-value="PT11H18M00S" calcext:value-type="time">
            <text:p>11:18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0]" office:value-type="time" office:time-value="PT11H18M00S" calcext:value-type="time">
            <text:p>11:18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1]+[.$F$13]+[.$F$14]" office:value-type="time" office:time-value="PT11H41M00S" calcext:value-type="time">
            <text:p>11:41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2]" office:value-type="time" office:time-value="PT11H41M00S" calcext:value-type="time">
            <text:p>11:41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3]+[.$F$13]+[.$F$14]" office:value-type="time" office:time-value="PT12H04M00S" calcext:value-type="time">
            <text:p>12:04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4]" office:value-type="time" office:time-value="PT12H04M00S" calcext:value-type="time">
            <text:p>12:04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5]+[.$F$13]+[.$F$14]" office:value-type="time" office:time-value="PT12H27M00S" calcext:value-type="time">
            <text:p>12:27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6]" office:value-type="time" office:time-value="PT12H27M00S" calcext:value-type="time">
            <text:p>12:27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59"/>
        <table:table-column table:style-name="co13" table:default-cell-style-name="ce59"/>
        <table:table-column table:style-name="co14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15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d</text:p>
          </table:table-cell>
          <table:table-cell table:number-columns-repeated="1012"/>
        </table:table-row>
        <table:table-row table:style-name="ro1">
          <table:table-cell table:style-name="ce58" table:formula="of:=[.A16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17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1">
          <table:table-cell table:style-name="ce58" table:formula="of:=[.A18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19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c</text:p>
          </table:table-cell>
          <table:table-cell table:number-columns-repeated="1012"/>
        </table:table-row>
        <table:table-row table:style-name="ro1">
          <table:table-cell table:style-name="ce58" table:formula="of:=[.A2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2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58" table:formula="of:=[.A23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24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58" table:formula="of:=[.A25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27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8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8" table:formula="of:=[.A29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0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25]+[.$F$8]+[.$F$9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3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L2]" office:value-type="time" office:time-value="PT09H00M00S" calcext:value-type="time">
            <text:p>09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A38]" office:value-type="time" office:time-value="PT09H00M00S" calcext:value-type="time">
            <text:p>09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38]+[.$F$8]+[.$F$9]" office:value-type="time" office:time-value="PT09H15M00S" calcext:value-type="time">
            <text:p>09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" office:value-type="time" office:time-value="PT09H15M00S" calcext:value-type="time">
            <text:p>09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+[.$F$8]+[.$F$9]" office:value-type="time" office:time-value="PT09H30M00S" calcext:value-type="time">
            <text:p>09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2]" office:value-type="time" office:time-value="PT09H30M00S" calcext:value-type="time">
            <text:p>09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2]+[.$F$8]+[.$F$9]" office:value-type="time" office:time-value="PT09H45M00S" calcext:value-type="time">
            <text:p>09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4]" office:value-type="time" office:time-value="PT09H45M00S" calcext:value-type="time">
            <text:p>09:4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5]" office:value-type="string" office:string-value="D" calcext:value-type="string">
            <text:p>D</text:p>
          </table:table-cell>
          <table:table-cell table:formula="of:=[.$N$2]" office:value-type="string" office:string-value="A" calcext:value-type="string">
            <text:p>A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4]+[.$F$8]+[.$F$9]" office:value-type="time" office:time-value="PT10H00M00S" calcext:value-type="time">
            <text:p>10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6]" office:value-type="time" office:time-value="PT10H00M00S" calcext:value-type="time">
            <text:p>10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4]" office:value-type="string" office:string-value="C" calcext:value-type="string">
            <text:p>C</text:p>
          </table:table-cell>
          <table:table-cell table:formula="of:=[.$N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61" table:formula="of:=[.A46]+[.$F$8]+[.$F$9]" office:value-type="time" office:time-value="PT10H15M00S" calcext:value-type="time">
            <text:p>10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7]" office:value-type="string" office:string-value="F" calcext:value-type="string">
            <text:p>F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1" table:formula="of:=[.A48]" office:value-type="time" office:time-value="PT10H15M00S" calcext:value-type="time">
            <text:p>10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61" table:formula="of:=[.A48]+[.$F$8]+[.$F$9]" office:value-type="time" office:time-value="PT10H30M00S" calcext:value-type="time">
            <text:p>10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3]" office:value-type="string" office:string-value="B" calcext:value-type="string">
            <text:p>B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61" table:formula="of:=[.A50]" office:value-type="time" office:time-value="PT10H30M00S" calcext:value-type="time">
            <text:p>10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4]" office:value-type="string" office:string-value="C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61" table:formula="of:=[.A50]+[.$F$8]+[.$F$9]" office:value-type="time" office:time-value="PT10H45M00S" calcext:value-type="time">
            <text:p>10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3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10]+[.$F$9]" office:value-type="time" office:time-value="PT09H20M00S" calcext:value-type="time">
            <text:p>09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+[.$F$10]+[.$F$9]" office:value-type="time" office:time-value="PT09H40M00S" calcext:value-type="time">
            <text:p>09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10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+[.$F$10]+[.$F$9]" office:value-type="time" office:time-value="PT10H20M00S" calcext:value-type="time">
            <text:p>10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10]+[.$F$9]" office:value-type="time" office:time-value="PT10H40M00S" calcext:value-type="time">
            <text:p>10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4"/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7]+[.$F$9]+[.$F$8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28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6]+[.$F$9]+[.$F$8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7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0]+[.$F$10]+[.$F$9]*2" office:value-type="time" office:time-value="PT09H25M00S" calcext:value-type="time">
            <text:p>09:2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1]+[.$F$10]+[.$F$9]*2" office:value-type="time" office:time-value="PT09H50M00S" calcext:value-type="time">
            <text:p>09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3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4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5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6]+[.$F$9]+[.$F$8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7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8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9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$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3]+[.$F$9]+[.$F$8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5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6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$A83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/>
          <table:table-cell table:style-name="ce56"/>
          <table:table-cell table:number-columns-repeated="1018"/>
        </table:table-row>
        <table:table-row table:style-name="ro1">
          <table:table-cell table:style-name="ce58" table:formula="of:=[.$A83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87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7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5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5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3"/>
          <table:table-cell table:number-columns-repeated="1021"/>
        </table:table-row>
        <table:table-row table:style-name="ro3" table:number-rows-repeated="17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" table:number-columns-repeated="5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6" table:number-columns-repeated="3"/>
          <table:table-cell table:style-name="ce56" table:formula="of:=[.$N6]" office:value-type="string" office:string-value="E" calcext:value-type="string">
            <text:p>E</text:p>
          </table:table-cell>
          <table:table-cell table:style-name="ce57"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56" table:number-columns-repeated="2"/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15]+[.$G$9]+[.$G$10]" office:value-type="time" office:time-value="PT09H13M00S" calcext:value-type="time">
            <text:p>09:1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G$9]+[.$G$10]" office:value-type="time" office:time-value="PT09H26M00S" calcext:value-type="time">
            <text:p>09:2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7]+[.$G$9]+[.$G$10]" office:value-type="time" office:time-value="PT09H39M00S" calcext:value-type="time">
            <text:p>09:3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G$9]+[.$G$10]" office:value-type="time" office:time-value="PT09H52M00S" calcext:value-type="time">
            <text:p>09:5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9]+[.$G$9]+[.$G$10]" office:value-type="time" office:time-value="PT10H05M00S" calcext:value-type="time">
            <text:p>10:05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G$9]+[.$G$10]" office:value-type="time" office:time-value="PT10H18M00S" calcext:value-type="time">
            <text:p>10:18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1]+[.$G$9]+[.$G$10]" office:value-type="time" office:time-value="PT10H31M00S" calcext:value-type="time">
            <text:p>10:31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2]+[.$G$9]+[.$G$10]" office:value-type="time" office:time-value="PT10H44M00S" calcext:value-type="time">
            <text:p>10:44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3]+[.$G$9]+[.$G$10]" office:value-type="time" office:time-value="PT10H57M00S" calcext:value-type="time">
            <text:p>10:5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5]+[.$G$11]+[.$G$12]" office:value-type="time" office:time-value="PT09H20M00S" calcext:value-type="time">
            <text:p>09:2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6]+[.$G$11]+[.$G$12]*2" office:value-type="time" office:time-value="PT09H45M00S" calcext:value-type="time">
            <text:p>09:4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7]+[.$G$11]+[.$G$12]" office:value-type="time" office:time-value="PT10H05M00S" calcext:value-type="time">
            <text:p>10:0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8]+[.$G$11]+[.$G$12]*2" office:value-type="time" office:time-value="PT10H30M00S" calcext:value-type="time">
            <text:p>10:3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9]+[.$G$11]+[.$G$12]" office:value-type="time" office:time-value="PT10H50M00S" calcext:value-type="time">
            <text:p>10:5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33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1]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2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3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6" table:formula="of:=[.$N11]" office:value-type="string" office:string-value="J" calcext:value-type="string">
            <text:p>J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 table:number-rows-repeated="2">
          <table:table-cell table:style-name="ce56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7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8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40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9]+[.$F$8]+[.$F$9]" office:value-type="time" office:time-value="PT12H20M00S" calcext:value-type="time">
            <text:p>12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style-name="ce65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Effeltrich/Poxdorf" calcext:value-type="string">
            <text:p>SG Effeltrich/Poxdorf</text:p>
          </table:table-cell>
          <table:table-cell table:style-name="ce56" table:formula="of:=[.$N6]" office:value-type="string" office:string-value="DJK-SV Sambach 2" calcext:value-type="string">
            <text:p>DJK-SV Sambach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-SV Sambach 1" calcext:value-type="string">
            <text:p>DJK-SV Sambach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8]" office:value-type="string" office:string-value="SG DJK Stappenbach" calcext:value-type="string">
            <text:p>SG DJK Stappenbach</text:p>
          </table:table-cell>
          <table:table-cell table:style-name="ce56"/>
          <table:table-cell table:style-name="ce57"/>
          <table:table-cell table:style-name="ce66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Don Bosco Bamberg" calcext:value-type="string">
            <text:p>DJK Don Bosco Bamberg</text:p>
          </table:table-cell>
          <table:table-cell table:style-name="ce56" table:formula="of:=[.$N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7"/>
          <table:table-cell table:number-columns-repeated="1017"/>
        </table:table-row>
        <table:table-row table:style-name="ro1">
          <table:table-cell table:style-name="ce56" table:number-columns-repeated="5"/>
          <table:table-cell table:style-name="ce57"/>
          <table:table-cell table:style-name="ce67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65" table:number-columns-repeated="7"/>
          <table:table-cell table:number-columns-repeated="1017"/>
        </table:table-row>
        <table:table-row table:style-name="ro1" table:number-rows-repeated="2">
          <table:table-cell table:style-name="ce65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66"/>
          <table:table-cell table:style-name="ce65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58"/>
          <table:table-cell table:style-name="ce57" table:number-columns-repeated="6"/>
          <table:table-cell table:number-columns-repeated="1017"/>
        </table:table-row>
        <table:table-row table:style-name="ro3">
          <table:table-cell table:style-name="ce61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1" table:default-cell-style-name="ce59"/>
        <table:table-column table:style-name="co5" table:number-columns-repeated="1017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4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DJK-SV Sambach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G Gaustadt 5 - Bischberg</text:p>
          </table:table-cell>
          <table:table-cell table:style-name="ce56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6]+[.$F$15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7]+[.$F$15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5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5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5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5]+[.$F$14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5]+[.$F$14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5]+[.$F$14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15]+[.$F$14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65" table:number-columns-repeated="5"/>
          <table:table-cell table:number-columns-repeated="1018"/>
        </table:table-row>
        <table:table-row table:style-name="ro1" table:number-rows-repeated="10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5" table:number-columns-repeated="6"/>
          <table:table-cell table:number-columns-repeated="1018"/>
        </table:table-row>
        <table:table-row table:style-name="ro1" table:number-rows-repeated="3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59"/>
        <table:table-column table:style-name="co32" table:default-cell-style-name="ce59"/>
        <table:table-column table:style-name="co33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5">
          <table:table-cell table:style-name="ce68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Name</text:p>
          </table:table-cell>
          <table:table-cell table:style-name="ce56" table:number-columns-repeated="2"/>
          <table:table-cell table:style-name="ce57"/>
          <table:table-cell table:number-columns-repeated="7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Falke Nürnberg 1" calcext:value-type="string">
            <text:p>DJK Falke Nürnberg 1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DJK Königsfeld" calcext:value-type="string">
            <text:p>DJK Königsfeld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2H30M00S" calcext:value-type="time">
            <text:p>12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6"/>
          <table:table-cell table:style-name="ce65"/>
          <table:table-cell table:style-name="ce67" table:number-columns-repeated="2"/>
          <table:table-cell table:style-name="ce65" table:number-columns-repeated="2"/>
          <table:table-cell table:number-columns-repeated="1018"/>
        </table:table-row>
        <table:table-row table:style-name="ro1" table:number-rows-repeated="2">
          <table:table-cell table:style-name="ce66"/>
          <table:table-cell table:style-name="ce65" table:number-columns-repeated="5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default-cell-style-name="ce59"/>
        <table:table-column table:style-name="co34" table:default-cell-style-name="ce59"/>
        <table:table-column table:style-name="co23" table:default-cell-style-name="ce59"/>
        <table:table-column table:style-name="co35" table:default-cell-style-name="ce59"/>
        <table:table-column table:style-name="co36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V DJK Eggolsheim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 table:number-columns-repeated="2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 table:formula="of:=[.$N6]" office:value-type="string" office:string-value="SV DJK Eggolsheim" calcext:value-type="string">
            <text:p>SV DJK Eggolsheim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style-name="ce57"/>
          <table:table-cell table:number-columns-repeated="6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ce58"/>
          <table:table-cell table:number-columns-repeated="6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Walberla 1" calcext:value-type="string">
            <text:p>SG Walberla 1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6"/>
          <table:table-cell table:style-name="ce57"/>
          <table:table-cell table:style-name="ce58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Falke Nürnberg" calcext:value-type="string">
            <text:p>DJK Falke Nürnberg</text:p>
          </table:table-cell>
          <table:table-cell table:style-name="ce56" table:formula="of:=[.$N9]" office:value-type="string" office:string-value="DJK Königsfeld" calcext:value-type="string">
            <text:p>DJK Königsfeld</text:p>
          </table:table-cell>
          <table:table-cell table:style-name="ce56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5"/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/>
          <table:table-cell table:style-name="ce57" table:number-columns-repeated="6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6]+[.$F$8]*2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4"/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25" table:default-cell-style-name="ce59"/>
        <table:table-column table:style-name="co41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70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Walberla 1" calcext:value-type="string">
            <text:p>SG Walberla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SG Sambach" calcext:value-type="string">
            <text:p>SG Sambach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Don Bosco Bamberg 3" calcext:value-type="string">
            <text:p>DJK Don Bosco Bamberg 3</text:p>
          </table:table-cell>
          <table:table-cell table:style-name="ce56" table:formula="of:=[.$N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1" calcext:value-type="string">
            <text:p>SG Gaustadt 1</text:p>
          </table:table-cell>
          <table:table-cell table:style-name="ce56" table:formula="of:=[.$N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SG Gaustadt 3" calcext:value-type="string">
            <text:p>SG Gaustadt 3</text:p>
          </table:table-cell>
          <table:table-cell table:style-name="ce56" table:formula="of:=[.$N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6"/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5H24M00S" calcext:value-type="time">
            <text:p>15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" office:value-type="time" office:time-value="PT15H24M00S" calcext:value-type="time">
            <text:p>15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3]+[.$F$8]+[.$F$9]" office:value-type="time" office:time-value="PT16H09M00S" calcext:value-type="time">
            <text:p>16:0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65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59"/>
        <table:table-column table:style-name="co5" table:number-columns-repeated="1021" table:default-cell-style-name="ce59"/>
        <table:table-row table:style-name="ro3">
          <table:table-cell table:number-columns-repeated="1024"/>
        </table:table-row>
        <table:table-row table:style-name="ro1">
          <table:table-cell table:style-name="ce61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59"/>
        <table:table-column table:style-name="co1" table:default-cell-style-name="ce59"/>
        <table:table-column table:style-name="co23" table:number-columns-repeated="2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G Sambach/Hernsdorf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1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2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5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6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7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8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0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2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4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6]+[.$F$13]+[.$F$14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28]+[.$F$13]+[.$F$14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+[.$F$13]+[.$F$14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+[.$F$13]+[.$F$14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3">
        <table:table-column table:style-name="co43" table:default-cell-style-name="ce58"/>
        <table:table-column table:style-name="co43" table:default-cell-style-name="ce56"/>
        <table:table-column table:style-name="co44" table:default-cell-style-name="ce56"/>
        <table:table-column table:style-name="co45" table:default-cell-style-name="ce56"/>
        <table:table-column table:style-name="co43" table:number-columns-repeated="2" table:default-cell-style-name="ce57"/>
        <table:table-column table:style-name="co43" table:number-columns-repeated="5" table:default-cell-style-name="ce59"/>
        <table:table-column table:style-name="co43" table:default-cell-style-name="Default"/>
        <table:table-column table:style-name="co43" table:number-columns-repeated="3" table:default-cell-style-name="ce59"/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table:style-name="ce59"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/>
          <table:table-cell table:style-name="ce59"/>
          <table:table-cell/>
          <table:table-cell office:value-type="string" calcext:value-type="string">
            <text:p>DJK Falke Nürnberg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table:style-name="ce59"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ce59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/>
        </table:table-row>
        <table:table-row table:style-name="ro1">
          <table:table-cell table:style-name="ce59" table:number-columns-repeated="2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/>
          <table:table-cell/>
          <table:table-cell office:value-type="string" calcext:value-type="string">
            <text:p>DJK Teuchatz</text:p>
          </table:table-cell>
          <table:table-cell/>
        </table:table-row>
        <table:table-row table:style-name="ro1">
          <table:table-cell table:style-name="ce56"/>
          <table:table-cell table:style-name="ce57"/>
          <table:table-cell office:value-type="string" calcext:value-type="string">
            <text:p>Name</text:p>
          </table:table-cell>
          <table:table-cell table:style-name="ce57"/>
          <table:table-cell table:number-columns-repeated="4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2]" office:value-type="string" office:string-value="SG Sambach/Herrnsdorf" calcext:value-type="string">
            <text:p>SG Sambach/Herrnsdorf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3]" office:value-type="string" office:string-value="DJK Falke Nürnberg" calcext:value-type="string">
            <text:p>DJK Falke Nürnberg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4]" office:value-type="string" office:string-value="SG Gaustadt 1" calcext:value-type="string">
            <text:p>SG Gaustadt 1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5]" office:value-type="string" office:string-value="SG Gaustadt 2" calcext:value-type="string">
            <text:p>SG Gaustadt 2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7" table:number-columns-repeated="2"/>
          <table:table-cell table:formula="of:=[.$N6]" office:value-type="string" office:string-value="DJK Teuchatz" calcext:value-type="string">
            <text:p>DJK Teuchatz</text:p>
          </table:table-cell>
          <table:table-cell table:style-name="ce57"/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4"/>
          <table:table-cell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5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2"/>
          <table:table-cell table:style-name="ce60"/>
          <table:table-cell table:style-name="ce57"/>
          <table:table-cell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9"/>
        </table:table-row>
        <table:table-row table:style-name="ro1">
          <table:table-cell table:style-name="ce56"/>
          <table:table-cell/>
          <table:table-cell table:style-name="ce62" office:value-type="string" calcext:value-type="string">
            <text:p>Spielplan</text:p>
          </table:table-cell>
          <table:table-cell table:number-columns-repeated="12"/>
        </table:table-row>
        <table:table-row table:style-name="ro1">
          <table:table-cell table:formula="of:=[.$L$2]" office:value-type="time" office:time-value="PT13H30M00S" calcext:value-type="time">
            <text:p>13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16]" office:value-type="time" office:time-value="PT13H30M00S" calcext:value-type="time">
            <text:p>13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17]+[.$F$13]+[.$F$14]" office:value-type="time" office:time-value="PT13H45M00S" calcext:value-type="time">
            <text:p>13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11"/>
        </table:table-row>
        <table:table-row table:style-name="ro1">
          <table:table-cell table:formula="of:=[.$A18]" office:value-type="time" office:time-value="PT13H45M00S" calcext:value-type="time">
            <text:p>13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6"/>
          <table:table-cell table:number-columns-repeated="6"/>
          <table:table-cell table:style-name="ce59"/>
          <table:table-cell table:number-columns-repeated="3"/>
        </table:table-row>
        <table:table-row table:style-name="ro1">
          <table:table-cell table:formula="of:=[.$A19]+[.$F$13]+[.$F$14]" office:value-type="time" office:time-value="PT14H00M00S" calcext:value-type="time">
            <text:p>14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0]" office:value-type="time" office:time-value="PT14H00M00S" calcext:value-type="time">
            <text:p>14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1]+[.$F$13]+[.$F$14]" office:value-type="time" office:time-value="PT14H15M00S" calcext:value-type="time">
            <text:p>14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2]" office:value-type="time" office:time-value="PT14H15M00S" calcext:value-type="time">
            <text:p>14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3]+[.$F$13]+[.$F$14]" office:value-type="time" office:time-value="PT14H30M00S" calcext:value-type="time">
            <text:p>14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4]" office:value-type="time" office:time-value="PT14H30M00S" calcext:value-type="time">
            <text:p>14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5]+[.$F$13]+[.$F$14]" office:value-type="time" office:time-value="PT14H45M00S" calcext:value-type="time">
            <text:p>14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6]" office:value-type="time" office:time-value="PT14H45M00S" calcext:value-type="time">
            <text:p>14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27]+[.$F$13]+[.$F$14]" office:value-type="time" office:time-value="PT15H00M00S" calcext:value-type="time">
            <text:p>15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28]" office:value-type="time" office:time-value="PT15H00M00S" calcext:value-type="time">
            <text:p>15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6"/>
          <table:table-cell table:number-columns-repeated="10"/>
        </table:table-row>
        <table:table-row table:style-name="ro1">
          <table:table-cell table:formula="of:=[.$A29]+[.$F$13]+[.$F$14]" office:value-type="time" office:time-value="PT15H15M00S" calcext:value-type="time">
            <text:p>15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30]" office:value-type="time" office:time-value="PT15H15M00S" calcext:value-type="time">
            <text:p>15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31]+[.$F$13]+[.$F$14]" office:value-type="time" office:time-value="PT15H30M00S" calcext:value-type="time">
            <text:p>15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32]" office:value-type="time" office:time-value="PT15H30M00S" calcext:value-type="time">
            <text:p>15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33]+[.$F$13]+[.$F$14]" office:value-type="time" office:time-value="PT15H45M00S" calcext:value-type="time">
            <text:p>15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34]" office:value-type="time" office:time-value="PT15H45M00S" calcext:value-type="time">
            <text:p>15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56"/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 table:number-rows-repeated="7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</table:table>
      <table:table table:name="B-Junioren" table:style-name="ta1">
        <table:table-column table:style-name="co1" table:number-columns-repeated="2" table:default-cell-style-name="ce59"/>
        <table:table-column table:style-name="co46" table:default-cell-style-name="ce59"/>
        <table:table-column table:style-name="co47" table:default-cell-style-name="ce59"/>
        <table:table-column table:style-name="co1" table:default-cell-style-name="ce59"/>
        <table:table-column table:style-name="co48" table:default-cell-style-name="ce59"/>
        <table:table-column table:style-name="co24" table:default-cell-style-name="ce59"/>
        <table:table-column table:style-name="co49" table:default-cell-style-name="ce59"/>
        <table:table-column table:style-name="co50" table:default-cell-style-name="ce59"/>
        <table:table-column table:style-name="co26" table:default-cell-style-name="ce59"/>
        <table:table-column table:style-name="co21" table:default-cell-style-name="ce59"/>
        <table:table-column table:style-name="co51" table:default-cell-style-name="ce59"/>
        <table:table-column table:style-name="co25" table:default-cell-style-name="ce59"/>
        <table:table-column table:style-name="co52" table:default-cell-style-name="ce59"/>
        <table:table-column table:style-name="co53" table:default-cell-style-name="ce59"/>
        <table:table-column table:style-name="co5" table:number-columns-repeated="1009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4]+[.$F$9]+[.$F$10]" office:value-type="time" office:time-value="PT13H50M00S" calcext:value-type="time">
            <text:p>13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5]" office:value-type="time" office:time-value="PT13H50M00S" calcext:value-type="time">
            <text:p>13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6]+[.$F$9]+[.$F$10]" office:value-type="time" office:time-value="PT14H10M00S" calcext:value-type="time">
            <text:p>14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" office:value-type="time" office:time-value="PT14H10M00S" calcext:value-type="time">
            <text:p>14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8]+[.$F$9]+[.$F$10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0]+[.$F$9]+[.$F$10]" office:value-type="time" office:time-value="PT14H50M00S" calcext:value-type="time">
            <text:p>14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1]" office:value-type="time" office:time-value="PT14H50M00S" calcext:value-type="time">
            <text:p>14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2]+[.$F$9]+[.$F$10]" office:value-type="time" office:time-value="PT15H10M00S" calcext:value-type="time">
            <text:p>15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" office:value-type="time" office:time-value="PT15H10M00S" calcext:value-type="time">
            <text:p>15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4]+[.$F$9]*2" office:value-type="time" office:time-value="PT15H40M00S" calcext:value-type="time">
            <text:p>15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6]" office:value-type="time" office:time-value="PT15H40M00S" calcext:value-type="time">
            <text:p>15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7]+[.$F$9]+[.$F$10]" office:value-type="time" office:time-value="PT16H00M00S" calcext:value-type="time">
            <text:p>16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8]+[.$F$9]+[.$F$10]" office:value-type="time" office:time-value="PT16H20M00S" calcext:value-type="time">
            <text:p>16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9]+[.$F$9]+[.$F$10]" office:value-type="time" office:time-value="PT16H40M00S" calcext:value-type="time">
            <text:p>16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4"/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7]+[.$F$9]+[.$F$10]" office:value-type="time" office:time-value="PT00H20M00S" calcext:value-type="time">
            <text:p>00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8]" office:value-type="time" office:time-value="PT00H20M00S" calcext:value-type="time">
            <text:p>00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9]+[.$F$9]+[.$F$10]" office:value-type="time" office:time-value="PT00H40M00S" calcext:value-type="time">
            <text:p>00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0]" office:value-type="time" office:time-value="PT00H40M00S" calcext:value-type="time">
            <text:p>00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1]+[.$F$9]+[.$F$10]" office:value-type="time" office:time-value="PT01H00M00S" calcext:value-type="time">
            <text:p>01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2]" office:value-type="time" office:time-value="PT01H00M00S" calcext:value-type="time">
            <text:p>01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3]+[.$F$9]+[.$F$10]" office:value-type="time" office:time-value="PT01H20M00S" calcext:value-type="time">
            <text:p>01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4]" office:value-type="time" office:time-value="PT01H20M00S" calcext:value-type="time">
            <text:p>01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5]+[.$F$9]+[.$F$10]" office:value-type="time" office:time-value="PT01H40M00S" calcext:value-type="time">
            <text:p>01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6]" office:value-type="time" office:time-value="PT01H40M00S" calcext:value-type="time">
            <text:p>01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7]+[.$F$9]*2" office:value-type="time" office:time-value="PT02H10M00S" calcext:value-type="time">
            <text:p>02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9]" office:value-type="time" office:time-value="PT02H10M00S" calcext:value-type="time">
            <text:p>02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0]+[.$F$9]+[.$F$10]" office:value-type="time" office:time-value="PT02H30M00S" calcext:value-type="time">
            <text:p>0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1]+[.$F$9]+[.$F$10]" office:value-type="time" office:time-value="PT02H50M00S" calcext:value-type="time">
            <text:p>02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2]+[.$F$9]+[.$F$10]" office:value-type="time" office:time-value="PT03H10M00S" calcext:value-type="time">
            <text:p>03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59"/>
        <table:table-column table:style-name="co54" table:default-cell-style-name="ce59"/>
        <table:table-column table:style-name="co55" table:default-cell-style-name="ce59"/>
        <table:table-column table:style-name="co1" table:number-columns-repeated="3" table:default-cell-style-name="ce59"/>
        <table:table-column table:style-name="co5" table:number-columns-repeated="1017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61" office:value-type="time" office:time-value="PT17H30M00S" calcext:value-type="time">
            <text:p>17:30:00</text:p>
          </table:table-cell>
          <table:table-cell/>
          <table:table-cell table:style-name="ce57" office:value-type="string" calcext:value-type="string">
            <text:p>SV-DJK Sambach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5"/>
          <table:table-cell table:style-name="ce57" office:value-type="string" calcext:value-type="string">
            <text:p>DJK BFC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/>
          <table:table-cell table:style-name="ce57"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table:style-name="ce57" office:value-type="string" calcext:value-type="string">
            <text:p>DJK Teutonia Gaustad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57"/>
          <table:table-cell table:number-columns-repeated="1010"/>
        </table:table-row>
        <table:table-row table:style-name="ro1">
          <table:table-cell table:style-name="ce65" table:number-columns-repeated="2"/>
          <table:table-cell table:style-name="ce67"/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SV-DJK Sambach" calcext:value-type="string">
            <text:p>SV-DJK Sambach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DJK BFC Nürnberg" calcext:value-type="string">
            <text:p>DJK BFC Nürnberg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DJK Don Bosco Bamberg" calcext:value-type="string">
            <text:p>DJK Don Bosco Bamberg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JK Teutonia Gaustadt" calcext:value-type="string">
            <text:p>DJK Teutonia Gaustadt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7H30M00S" calcext:value-type="time">
            <text:p>17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$F$9]+[.$F$10]" office:value-type="time" office:time-value="PT17H45M00S" calcext:value-type="time">
            <text:p>17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18H00M00S" calcext:value-type="time">
            <text:p>18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9]+[.$F$10]" office:value-type="time" office:time-value="PT18H15M00S" calcext:value-type="time">
            <text:p>18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18H30M00S" calcext:value-type="time">
            <text:p>18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9]+[.$F$10]" office:value-type="time" office:time-value="PT18H45M00S" calcext:value-type="time">
            <text:p>18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19H00M00S" calcext:value-type="time">
            <text:p>19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9]+[.$F$10]" office:value-type="time" office:time-value="PT19H15M00S" calcext:value-type="time">
            <text:p>19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9H30M00S" calcext:value-type="time">
            <text:p>19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9]+[.$F$10]" office:value-type="time" office:time-value="PT19H45M00S" calcext:value-type="time">
            <text:p>19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20H00M00S" calcext:value-type="time">
            <text:p>2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9]+[.$F$10]" office:value-type="time" office:time-value="PT20H15M00S" calcext:value-type="time">
            <text:p>2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4">
        <table:table-column table:style-name="co56" table:default-cell-style-name="ce59"/>
        <table:table-column table:style-name="co57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63" table:default-cell-style-name="ce59"/>
        <table:table-column table:style-name="co64" table:default-cell-style-name="ce59"/>
        <table:table-column table:style-name="co65" table:default-cell-style-name="ce59"/>
        <table:table-column table:style-name="co66" table:number-columns-repeated="1014" table:default-cell-style-name="ce59"/>
        <table:table-row table:style-name="ro7">
          <table:table-cell table:style-name="ce71" office:value-type="string" calcext:value-type="string">
            <text:p>Mannschaft</text:p>
          </table:table-cell>
          <table:table-cell table:style-name="ce71"/>
          <table:table-cell table:style-name="ce71" office:value-type="string" calcext:value-type="string">
            <text:p>Tag</text:p>
          </table:table-cell>
          <table:table-cell table:style-name="ce71" office:value-type="string" calcext:value-type="string">
            <text:p>Datum</text:p>
          </table:table-cell>
          <table:table-cell table:style-name="ce71" office:value-type="string" calcext:value-type="string">
            <text:p>Anfang </text:p>
          </table:table-cell>
          <table:table-cell table:style-name="ce71" office:value-type="string" calcext:value-type="string">
            <text:p>Ende</text:p>
          </table:table-cell>
          <table:table-cell table:style-name="ce71" office:value-type="string" calcext:value-type="string">
            <text:p>Spielzeit</text:p>
          </table:table-cell>
          <table:table-cell table:style-name="ce71" office:value-type="string" calcext:value-type="string">
            <text:p>Spielfeld 1</text:p>
          </table:table-cell>
          <table:table-cell table:style-name="ce71" office:value-type="string" calcext:value-type="string">
            <text:p>Spielfeld 2</text:p>
          </table:table-cell>
          <table:table-cell table:style-name="ce103" office:value-type="string" calcext:value-type="string">
            <text:p>Bemerkung</text:p>
          </table:table-cell>
          <table:table-cell table:style-name="ce104" table:number-columns-repeated="1014"/>
        </table:table-row>
        <table:table-row table:style-name="ro3">
          <table:table-cell table:style-name="ce72" office:value-type="string" calcext:value-type="string">
            <text:p>E-Jugend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Samstag</text:p>
          </table:table-cell>
          <table:table-cell table:style-name="ce81" office:value-type="date" office:date-value="2022-07-02" calcext:value-type="date">
            <text:p>02.07.2022</text:p>
          </table:table-cell>
          <table:table-cell table:style-name="ce72" office:value-type="string" calcext:value-type="string">
            <text:p>10:30 Uhr</text:p>
          </table:table-cell>
          <table:table-cell table:style-name="ce90" office:value-type="string" calcext:value-type="string">
            <text:p>13:30 Uhr</text:p>
          </table:table-cell>
          <table:table-cell table:style-name="ce72" office:value-type="string" calcext:value-type="string">
            <text:p>15 Min</text:p>
          </table:table-cell>
          <table:table-cell table:style-name="ce93" office:value-type="string" calcext:value-type="string">
            <text:p>blau-Kunstrasen</text:p>
          </table:table-cell>
          <table:table-cell table:style-name="ce98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3" office:value-type="string" calcext:value-type="string">
            <text:p>F2-Jugend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Samstag</text:p>
          </table:table-cell>
          <table:table-cell table:style-name="ce82" office:value-type="date" office:date-value="2022-07-02" calcext:value-type="date">
            <text:p>02.07.2022</text:p>
          </table:table-cell>
          <table:table-cell table:style-name="ce73" office:value-type="string" calcext:value-type="string">
            <text:p>10:00 Uhr</text:p>
          </table:table-cell>
          <table:table-cell table:style-name="ce73" office:value-type="string" calcext:value-type="string">
            <text:p>12:30 Uhr</text:p>
          </table:table-cell>
          <table:table-cell table:style-name="ce73" office:value-type="string" calcext:value-type="string">
            <text:p>12 min</text:p>
          </table:table-cell>
          <table:table-cell table:style-name="ce94" office:value-type="string" calcext:value-type="string">
            <text:p>rot</text:p>
          </table:table-cell>
          <table:table-cell table:style-name="ce99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4" office:value-type="string" calcext:value-type="string">
            <text:p>B-Jugend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Samstag</text:p>
          </table:table-cell>
          <table:table-cell table:style-name="ce83" office:value-type="date" office:date-value="2022-07-02" calcext:value-type="date">
            <text:p>02.07.2022</text:p>
          </table:table-cell>
          <table:table-cell table:style-name="ce89" office:value-type="string" calcext:value-type="string">
            <text:p>13:30 Uhr</text:p>
          </table:table-cell>
          <table:table-cell table:style-name="ce74" office:value-type="string" calcext:value-type="string">
            <text:p>17:00 Uhr</text:p>
          </table:table-cell>
          <table:table-cell table:style-name="ce74" office:value-type="string" calcext:value-type="string">
            <text:p>15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5" office:value-type="string" calcext:value-type="string">
            <text:p>A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Samstag</text:p>
          </table:table-cell>
          <table:table-cell table:style-name="ce84" office:value-type="date" office:date-value="2022-07-02" calcext:value-type="date">
            <text:p>02.07.2022</text:p>
          </table:table-cell>
          <table:table-cell table:style-name="ce75" office:value-type="string" calcext:value-type="string">
            <text:p>17:30 Uhr</text:p>
          </table:table-cell>
          <table:table-cell table:style-name="ce75" office:value-type="string" calcext:value-type="string">
            <text:p>20:30 Uhr</text:p>
          </table:table-cell>
          <table:table-cell table:style-name="ce75" office:value-type="string" calcext:value-type="string">
            <text:p>15 Min</text:p>
          </table:table-cell>
          <table:table-cell table:style-name="ce94" office:value-type="string" calcext:value-type="string">
            <text:p>rot</text:p>
          </table:table-cell>
          <table:table-cell table:style-name="ce99"/>
          <table:table-cell table:style-name="ce57"/>
          <table:table-cell table:number-columns-repeated="1014"/>
        </table:table-row>
        <table:table-row table:style-name="ro3">
          <table:table-cell table:style-name="ce76" office:value-type="string" calcext:value-type="string">
            <text:p>F1-Jugend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Sonntag</text:p>
          </table:table-cell>
          <table:table-cell table:style-name="ce85" office:value-type="date" office:date-value="2022-07-03" calcext:value-type="date">
            <text:p>03.07.2022</text:p>
          </table:table-cell>
          <table:table-cell table:style-name="ce76" office:value-type="string" calcext:value-type="string">
            <text:p>10:30 Uhr</text:p>
          </table:table-cell>
          <table:table-cell table:style-name="ce76" office:value-type="string" calcext:value-type="string">
            <text:p>13:30 Uhr</text:p>
          </table:table-cell>
          <table:table-cell table:style-name="ce76" office:value-type="string" calcext:value-type="string">
            <text:p>10 min</text:p>
          </table:table-cell>
          <table:table-cell table:style-name="ce95" office:value-type="string" calcext:value-type="string">
            <text:p>rot</text:p>
          </table:table-cell>
          <table:table-cell table:style-name="ce100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7" office:value-type="string" calcext:value-type="string">
            <text:p>C-Jugend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Sonntag</text:p>
          </table:table-cell>
          <table:table-cell table:style-name="ce86" office:value-type="date" office:date-value="2022-07-02" calcext:value-type="date">
            <text:p>02.07.2022</text:p>
          </table:table-cell>
          <table:table-cell table:style-name="ce77" office:value-type="string" calcext:value-type="string">
            <text:p>10:00 Uhr</text:p>
          </table:table-cell>
          <table:table-cell table:style-name="ce91" office:value-type="string" calcext:value-type="string">
            <text:p>12:45 Uhr</text:p>
          </table:table-cell>
          <table:table-cell table:style-name="ce77" office:value-type="string" calcext:value-type="string">
            <text:p>10 min</text:p>
          </table:table-cell>
          <table:table-cell table:style-name="ce96" office:value-type="string" calcext:value-type="string">
            <text:p>blau-Kunstrasen</text:p>
          </table:table-cell>
          <table:table-cell table:style-name="ce101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8" office:value-type="string" calcext:value-type="string">
            <text:p>D-Jugend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string" calcext:value-type="string">
            <text:p>Sonntag</text:p>
          </table:table-cell>
          <table:table-cell table:style-name="ce87" office:value-type="date" office:date-value="2022-07-03" calcext:value-type="date">
            <text:p>03.07.2022</text:p>
          </table:table-cell>
          <table:table-cell table:style-name="ce78" office:value-type="string" calcext:value-type="string">
            <text:p>12:45 Uhr</text:p>
          </table:table-cell>
          <table:table-cell table:style-name="ce92" office:value-type="string" calcext:value-type="string">
            <text:p>16:30 Uhr</text:p>
          </table:table-cell>
          <table:table-cell table:style-name="ce78" office:value-type="string" calcext:value-type="string">
            <text:p>12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3">
          <table:table-cell table:style-name="ce79" office:value-type="string" calcext:value-type="string">
            <text:p>G-Jugend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Sonntag</text:p>
          </table:table-cell>
          <table:table-cell table:style-name="ce88" office:value-type="date" office:date-value="2022-07-02" calcext:value-type="date">
            <text:p>02.07.2022</text:p>
          </table:table-cell>
          <table:table-cell table:style-name="ce79" office:value-type="string" calcext:value-type="string">
            <text:p>14:00 Uhr</text:p>
          </table:table-cell>
          <table:table-cell table:style-name="ce79" office:value-type="string" calcext:value-type="string">
            <text:p>16:30 Uhr</text:p>
          </table:table-cell>
          <table:table-cell table:style-name="ce79" office:value-type="string" calcext:value-type="string">
            <text:p>12 min</text:p>
          </table:table-cell>
          <table:table-cell table:style-name="ce97" office:value-type="string" calcext:value-type="string">
            <text:p>rot</text:p>
          </table:table-cell>
          <table:table-cell table:style-name="ce102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7" table:default-cell-style-name="ce105"/>
        <table:table-column table:style-name="co68" table:default-cell-style-name="ce59"/>
        <table:table-column table:style-name="co69" table:default-cell-style-name="ce59"/>
        <table:table-column table:style-name="co5" table:number-columns-repeated="1021" table:default-cell-style-name="ce59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office:value-type="string" calcext:value-type="string">
            <text:p>Kabine</text:p>
          </table:table-cell>
          <table:table-cell table:number-columns-repeated="1020"/>
        </table:table-row>
        <table:table-row table:style-name="ro4">
          <table:table-cell table:style-name="ce106" office:value-type="string" calcext:value-type="string">
            <text:p>Lfd.Nr.</text:p>
          </table:table-cell>
          <table:table-cell table:style-name="ce108" office:value-type="string" calcext:value-type="string">
            <text:p>Mannschaft</text:p>
          </table:table-cell>
          <table:table-cell table:style-name="ce108" office:value-type="string" calcext:value-type="string">
            <text:p>Verein</text:p>
          </table:table-cell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Königsfeld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V DJK Eggolsheim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SV-DJK Sambach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BFC Nürnberg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3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Don Bosco Bam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Teutonia Gaustadt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Teuchatz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 table:number-rows-repeated="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DJK Königsfeld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DJK-SV Sam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5 - Bisch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Don Bosco Bamberg 1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Sambach/Steppach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3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4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10" calcext:value-type="float">
            <text:p>10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6" table:formula="of:=COUNT([.A3:.A64])" office:value-type="float" office:value="52" calcext:value-type="float">
            <text:p>52</text:p>
          </table:table-cell>
          <table:table-cell table:style-name="ce57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.00.0000</text:date>, <text:time style:data-style-name="N2" text:time-value="18:51:04.0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30T20:51:59.543000000</dc:date>
    <meta:editing-cycles>214</meta:editing-cycles>
    <meta:editing-duration>PT22H46S</meta:editing-duration>
    <meta:document-statistic meta:table-count="20" meta:cell-count="2672" meta:object-count="0"/>
  </office:meta>
</office:document-meta>
</file>